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-start-marg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0" draw:style-name="gr1" draw:text-style-name="P1" svg:width="8cm" svg:height="0.2cm" svg:x="0cm" svg:y="0cm"><text:p/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 Condensed" style:font-size-asian="10.5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 Condensed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5-30T20:01:14</meta:creation-date>
    <meta:generator>LibreOffice/3.3$Linux LibreOffice_project/330m19$Build-401</meta:generator>
    <dc:date>2013-06-03T17:22:42</dc:date>
    <meta:editing-duration>PT5M20S</meta:editing-duration>
    <meta:editing-cycles>4</meta:editing-cycles>
    <meta:document-statistic meta:table-count="0" meta:image-count="0" meta:object-count="0" meta:page-count="1" meta:paragraph-count="0" meta:word-count="0" meta:character-count="0"/>
  </office:meta>
</office:document-meta>
</file>